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1.638cm" svg:y="0.26cm">
            <draw:object draw:notify-on-update-of-ranges="Tabelle1.D2:Tabelle1.D6 Tabelle1.E2:Tabelle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saac Asimov <text:s/>(1920-1992)</text:p>
          </table:table-cell>
          <table:table-cell table:number-columns-repeated="2"/>
          <table:table-cell office:value-type="string" calcext:value-type="string">
            <text:p>Bücher pro Jahrzen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970-19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80-1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90-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00-20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201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10:52:12.53696845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5T10:54:00.859634026</dc:date>
    <meta:editing-duration>PT8M17S</meta:editing-duration>
    <meta:editing-cycles>6</meta:editing-cycles>
    <meta:generator>LibreOffice/25.8.1.1$Linux_X86_64 LibreOffice_project/580$Build-1</meta:generator>
    <meta:document-statistic meta:table-count="1" meta:cell-count="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5cm" svg:y="4.201cm" style:legend-expansion="high" chart:style-name="ch2"/>
        <chart:plot-area chart:style-name="ch3" svg:x="0.32cm" svg:y="0.18cm" svg:width="13.305cm" svg:height="8.64cm">
          <chart:coordinate-region svg:x="0.954cm" svg:y="0.38cm" svg:width="12.671cm" svg:height="7.793cm"/>
          <chart:axis chart:dimension="x" chart:name="primary-x" chart:style-name="ch4" chartooo:axis-type="auto">
            <chartooo:date-scale/>
            <chart:categories table:cell-range-address="Tabelle1.D2:Tabe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70-1980</text:p>
                <draw:g>
                  <svg:desc>Tabelle1.D2:Tabelle1.D6</svg:desc>
                </draw:g>
              </table:table-cell>
              <table:table-cell office:value-type="float" office:value="5">
                <text:p>5</text:p>
                <draw:g>
                  <svg:desc>Tabelle1.E2:Tabelle1.E6</svg:desc>
                </draw:g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20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